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5e1" officeooo:paragraph-rsid="000d75e1"/>
    </style:style>
    <style:style style:name="P2" style:family="paragraph" style:parent-style-name="Standard">
      <style:text-properties officeooo:rsid="000f0c45" officeooo:paragraph-rsid="000f0c45"/>
    </style:style>
    <style:style style:name="P3" style:family="paragraph" style:parent-style-name="Standard">
      <style:text-properties officeooo:rsid="0010328b" officeooo:paragraph-rsid="0010328b"/>
    </style:style>
    <style:style style:name="P4" style:family="paragraph" style:parent-style-name="Standard">
      <style:text-properties officeooo:rsid="0010b294" officeooo:paragraph-rsid="0010b294"/>
    </style:style>
    <style:style style:name="T1" style:family="text">
      <style:text-properties officeooo:rsid="0010328b"/>
    </style:style>
    <style:style style:name="T2" style:family="text">
      <style:text-properties officeooo:rsid="0010b294"/>
    </style:style>
    <style:style style:name="T3" style:family="text">
      <style:text-properties officeooo:rsid="0013a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 Am nord :</text:p>
      <text:p text:style-name="P1"/>
      <text:p text:style-name="P1">1 :</text:p>
      <text:p text:style-name="P1">a :</text:p>
      <text:p text:style-name="P1"/>
      <text:p text:style-name="P1">lycee perso</text:p>
      <text:p text:style-name="P1"/>
      <text:p text:style-name="P1">b :</text:p>
      <text:p text:style-name="P1"/>
      <text:p text:style-name="P1">cd ./lycee</text:p>
      <text:p text:style-name="P1"/>
      <text:p text:style-name="P2">c :</text:p>
      <text:p text:style-name="P2"/>
      <text:p text:style-name="P2">mkdir algorithmique</text:p>
      <text:p text:style-name="P2"/>
      <text:p text:style-name="P2">d :</text:p>
      <text:p text:style-name="P2"/>
      <text:p text:style-name="P2">rm image1.jpg</text:p>
      <text:p text:style-name="P2"/>
      <text:p text:style-name="P2">2 :</text:p>
      <text:p text:style-name="P2"/>
      <text:p text:style-name="P2">a : 927</text:p>
      <text:p text:style-name="P2"/>
      <text:p text:style-name="P2">b : <text:span text:style-name="T3">1058</text:span></text:p>
      <text:p text:style-name="P2"/>
      <text:p text:style-name="P2">c : 1153 et 1154</text:p>
      <text:p text:style-name="P2"/>
      <text:p text:style-name="P2">d : 923 / 1036</text:p>
      <text:p text:style-name="P2"/>
      <text:p text:style-name="P2"/>
      <text:p text:style-name="P2">3 :</text:p>
      <text:p text:style-name="P2"/>
      <text:p text:style-name="P2">a : P1/<text:span text:style-name="T1">P2/P3/P1/P3/P1/P3/P3</text:span></text:p>
      <text:p text:style-name="P2"/>
      <text:p text:style-name="P2">b : P2/P1/P1/P1/P3/P3/P3/P3</text:p>
      <text:p text:style-name="P2"/>
      <text:p text:style-name="P2"/>
      <text:p text:style-name="P2">4 :</text:p>
      <text:p text:style-name="P2"/>
      <text:p text:style-name="P2">a : il y a les états élu, prêt, bloqué et fini. <text:span text:style-name="T1">Et ici, si on éxecute les 3 processus dans l’ordre P3/P1/P2/, on obtient une situation de blocage dans lequel :</text:span></text:p>
      <text:p text:style-name="P2"/>
      <text:p text:style-name="P3">P3 <text:span text:style-name="T2">attend que R1 se libère</text:span></text:p>
      <text:p text:style-name="P3"/>
      <text:p text:style-name="P3">P<text:span text:style-name="T2">1</text:span> <text:span text:style-name="T2">attend que R2 se libère</text:span></text:p>
      <text:p text:style-name="P3"/>
      <text:p text:style-name="P3">P2 <text:span text:style-name="T2">attend que R3 se libère</text:span></text:p>
      <text:p text:style-name="P3"/>
      <text:p text:style-name="P4">b : </text:p>
      <text:p text:style-name="P4"/>
      <text:p text:style-name="P4">On peut faire dans l’ordre : P3/P1/P1/P1/P1/P3/P3/P3/P2/P2/P2/P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2:53:50.707590355</meta:creation-date>
    <dc:date>2026-01-23T11:26:09.200772806</dc:date>
    <meta:editing-duration>PT16M3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109" meta:character-count="494" meta:non-whitespace-character-count="409"/>
  </office:meta>
</office:document-meta>
</file>